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739e" officeooo:paragraph-rsid="0002739e"/>
    </style:style>
    <style:style style:name="P2" style:family="paragraph" style:parent-style-name="Standard">
      <style:text-properties officeooo:rsid="0002739e" officeooo:paragraph-rsid="0002739e"/>
    </style:style>
    <style:style style:name="P3" style:family="paragraph" style:parent-style-name="Standard">
      <style:text-properties fo:font-weight="bold" officeooo:rsid="0002739e" officeooo:paragraph-rsid="0002739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ooring Mastery User Stories:</text:p>
      <text:p text:style-name="P2"/>
      <text:list xml:id="list696697491096188088" text:style-name="L1">
        <text:list-item>
          <text:p text:style-name="P1">A user needs to view orders by date.</text:p>
        </text:list-item>
        <text:list-item>
          <text:p text:style-name="P1">A user needs to place an order.</text:p>
        </text:list-item>
        <text:list-item>
          <text:p text:style-name="P1">A user needs to edit a previous order.</text:p>
        </text:list-item>
        <text:list-item>
          <text:p text:style-name="P1">A user needs to remove a previous order.</text:p>
        </text:list-item>
        <text:list-item>
          <text:p text:style-name="P1">A user needs to save any changes made to order history.</text:p>
        </text:list-item>
      </text:list>
      <text:p text:style-name="P2"/>
      <text:list xml:id="list91505799593834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09:12:25.396108016</meta:creation-date>
    <dc:date>2016-06-28T09:14:59.313455090</dc:date>
    <meta:editing-duration>PT2M34S</meta:editing-duration>
    <meta:editing-cycles>1</meta:editing-cycles>
    <meta:generator>LibreOffice/5.1.2.2$Linux_X86_64 LibreOffice_project/10m0$Build-2</meta:generator>
    <meta:document-statistic meta:table-count="0" meta:image-count="0" meta:object-count="0" meta:page-count="1" meta:paragraph-count="6" meta:word-count="51" meta:character-count="240" meta:non-whitespace-character-count="200"/>
  </office:meta>
</office:document-meta>
</file>